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0F00000044DCBE6C6C.png" manifest:media-type="image/png"/>
  <manifest:file-entry manifest:full-path="Pictures/10000001000003C5000001E5D28740F3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2264in" fo:margin-left="-0.2799in" table:align="left"/>
    </style:style>
    <style:style style:name="Table1.A" style:family="table-column">
      <style:table-column-properties style:column-width="7.2264in"/>
    </style:style>
    <style:style style:name="Table1.1" style:family="table-row">
      <style:table-row-properties style:min-row-height="4.12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15in" table:align="margins"/>
    </style:style>
    <style:style style:name="Table2.A" style:family="table-column">
      <style:table-column-properties style:column-width="0.65in" style:rel-column-width="5957*"/>
    </style:style>
    <style:style style:name="Table2.B" style:family="table-column">
      <style:table-column-properties style:column-width="3.6993in" style:rel-column-width="33906*"/>
    </style:style>
    <style:style style:name="Table2.C" style:family="table-column">
      <style:table-column-properties style:column-width="2.8007in" style:rel-column-width="25672*"/>
    </style:style>
    <style:style style:name="Table2.1" style:family="table-row">
      <style:table-row-properties style:min-row-height="0.6021in"/>
    </style:style>
    <style:style style:name="Table2.A1" style:family="table-cell">
      <style:table-cell-properties style:vertical-align="middle" fo:padding="0.0382in" fo:border="none"/>
    </style:style>
    <style:style style:name="Table2.2" style:family="table-row">
      <style:table-row-properties style:min-row-height="0.5208in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3" style:family="table">
      <style:table-properties style:width="7.15in" table:align="margins"/>
    </style:style>
    <style:style style:name="Table3.A" style:family="table-column">
      <style:table-column-properties style:column-width="7.15in" style:rel-column-width="65535*"/>
    </style:style>
    <style:style style:name="Table3.A1" style:family="table-cell">
      <style:table-cell-properties fo:padding="0.0382in" fo:border="none"/>
    </style:style>
    <style:style style:name="Table7" style:family="table">
      <style:table-properties style:width="7.0354in" fo:margin-left="0.025in" table:align="left"/>
    </style:style>
    <style:style style:name="Table7.A" style:family="table-column">
      <style:table-column-properties style:column-width="7.0354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5.7208in" fo:margin-left="0.6243in" table:align="left"/>
    </style:style>
    <style:style style:name="Table8.A" style:family="table-column">
      <style:table-column-properties style:column-width="5.7208in"/>
    </style:style>
    <style:style style:name="Table8.A1" style:family="table-cell">
      <style:table-cell-properties fo:padding="0.0382in" fo:border="none"/>
    </style:style>
    <style:style style:name="Table4" style:family="table">
      <style:table-properties style:width="7.1618in" fo:margin-left="0.0139in" table:align="left"/>
    </style:style>
    <style:style style:name="Table4.A" style:family="table-column">
      <style:table-column-properties style:column-width="1.5299in"/>
    </style:style>
    <style:style style:name="Table4.B" style:family="table-column">
      <style:table-column-properties style:column-width="0.8722in"/>
    </style:style>
    <style:style style:name="Table4.C" style:family="table-column">
      <style:table-column-properties style:column-width="0.684in"/>
    </style:style>
    <style:style style:name="Table4.D" style:family="table-column">
      <style:table-column-properties style:column-width="0.9507in"/>
    </style:style>
    <style:style style:name="Table4.E" style:family="table-column">
      <style:table-column-properties style:column-width="1.8153in"/>
    </style:style>
    <style:style style:name="Table4.F" style:family="table-column">
      <style:table-column-properties style:column-width="1.3097in"/>
    </style:style>
    <style:style style:name="Table4.A1" style:family="table-cell">
      <style:table-cell-properties style:vertical-align="middle" fo:background-color="#ff7f50" fo:padding="0.0382in" fo:border="none">
        <style:background-image/>
      </style:table-cell-properties>
    </style:style>
    <style:style style:name="Table4.A2" style:family="table-cell">
      <style:table-cell-properties style:vertical-align="middle" fo:padding="0.0382in" fo:border="none"/>
    </style:style>
    <style:style style:name="Table4.B2" style:family="table-cell">
      <style:table-cell-properties style:vertical-align="middle" fo:padding="0.0382in" fo:border="none"/>
    </style:style>
    <style:style style:name="Table4.C2" style:family="table-cell">
      <style:table-cell-properties style:vertical-align="middle" fo:padding="0.0382in" fo:border="none"/>
    </style:style>
    <style:style style:name="Table4.D2" style:family="table-cell">
      <style:table-cell-properties style:vertical-align="middle" fo:padding="0.0382in" fo:border="none"/>
    </style:style>
    <style:style style:name="Table4.E2" style:family="table-cell">
      <style:table-cell-properties style:vertical-align="middle" fo:padding="0.0382in" fo:border="none"/>
    </style:style>
    <style:style style:name="Table4.F2" style:family="table-cell">
      <style:table-cell-properties style:vertical-align="middle" fo:padding="0.0382in" fo:border="none"/>
    </style:style>
    <style:style style:name="Table4.A3" style:family="table-cell">
      <style:table-cell-properties style:vertical-align="middle" fo:padding="0.0382in" fo:border="none"/>
    </style:style>
    <style:style style:name="Table4.B3" style:family="table-cell">
      <style:table-cell-properties style:vertical-align="middle" fo:padding="0.0382in" fo:border="none"/>
    </style:style>
    <style:style style:name="Table4.C3" style:family="table-cell">
      <style:table-cell-properties style:vertical-align="middle" fo:padding="0.0382in" fo:border="none"/>
    </style:style>
    <style:style style:name="Table4.D3" style:family="table-cell">
      <style:table-cell-properties style:vertical-align="middle" fo:padding="0.0382in" fo:border="none"/>
    </style:style>
    <style:style style:name="Table4.E3" style:family="table-cell">
      <style:table-cell-properties style:vertical-align="middle" fo:padding="0.0382in" fo:border="none"/>
    </style:style>
    <style:style style:name="Table4.F3" style:family="table-cell">
      <style:table-cell-properties style:vertical-align="middle" fo:padding="0.0382in" fo:border="none"/>
    </style:style>
    <style:style style:name="Table4.A4" style:family="table-cell">
      <style:table-cell-properties style:vertical-align="middle" fo:padding="0.0382in" fo:border="none"/>
    </style:style>
    <style:style style:name="Table4.B4" style:family="table-cell">
      <style:table-cell-properties style:vertical-align="middle" fo:padding="0.0382in" fo:border="none"/>
    </style:style>
    <style:style style:name="Table4.C4" style:family="table-cell">
      <style:table-cell-properties style:vertical-align="middle" fo:padding="0.0382in" fo:border="none"/>
    </style:style>
    <style:style style:name="Table4.D4" style:family="table-cell">
      <style:table-cell-properties style:vertical-align="middle" fo:padding="0.0382in" fo:border="none"/>
    </style:style>
    <style:style style:name="Table4.E4" style:family="table-cell">
      <style:table-cell-properties style:vertical-align="middle" fo:padding="0.0382in" fo:border="none"/>
    </style:style>
    <style:style style:name="Table4.F4" style:family="table-cell">
      <style:table-cell-properties style:vertical-align="middle" fo:padding="0.0382in" fo:border="none"/>
    </style:style>
    <style:style style:name="Table4.A5" style:family="table-cell">
      <style:table-cell-properties style:vertical-align="middle" fo:padding="0.0382in" fo:border="none"/>
    </style:style>
    <style:style style:name="Table4.B5" style:family="table-cell">
      <style:table-cell-properties style:vertical-align="middle" fo:padding="0.0382in" fo:border="none"/>
    </style:style>
    <style:style style:name="Table4.C5" style:family="table-cell">
      <style:table-cell-properties style:vertical-align="middle" fo:padding="0.0382in" fo:border="none"/>
    </style:style>
    <style:style style:name="Table4.D5" style:family="table-cell">
      <style:table-cell-properties style:vertical-align="middle" fo:padding="0.0382in" fo:border="none"/>
    </style:style>
    <style:style style:name="Table4.E5" style:family="table-cell">
      <style:table-cell-properties style:vertical-align="middle" fo:padding="0.0382in" fo:border="none"/>
    </style:style>
    <style:style style:name="Table4.F5" style:family="table-cell">
      <style:table-cell-properties style:vertical-align="middle" fo:padding="0.0382in" fo:border="none"/>
    </style:style>
    <style:style style:name="Table4.A6" style:family="table-cell">
      <style:table-cell-properties style:vertical-align="middle" fo:background-color="#ffb66c" fo:padding="0.0382in" fo:border="none">
        <style:background-image/>
      </style:table-cell-properties>
    </style:style>
    <style:style style:name="Table4.A9" style:family="table-cell">
      <style:table-cell-properties style:vertical-align="middle" fo:padding="0.0382in" fo:border="none"/>
    </style:style>
    <style:style style:name="Table4.B9" style:family="table-cell">
      <style:table-cell-properties style:vertical-align="middle" fo:padding="0.0382in" fo:border="none"/>
    </style:style>
    <style:style style:name="Table4.C9" style:family="table-cell">
      <style:table-cell-properties style:vertical-align="middle" fo:padding="0.0382in" fo:border="none"/>
    </style:style>
    <style:style style:name="Table4.D9" style:family="table-cell">
      <style:table-cell-properties style:vertical-align="middle" fo:padding="0.0382in" fo:border="none"/>
    </style:style>
    <style:style style:name="Table4.E9" style:family="table-cell">
      <style:table-cell-properties style:vertical-align="middle" fo:padding="0.0382in" fo:border="none"/>
    </style:style>
    <style:style style:name="Table4.F9" style:family="table-cell">
      <style:table-cell-properties style:vertical-align="middle" fo:padding="0.0382in" fo:border="none"/>
    </style:style>
    <style:style style:name="Table4.A10" style:family="table-cell">
      <style:table-cell-properties style:vertical-align="middle" fo:padding="0.0382in" fo:border="none"/>
    </style:style>
    <style:style style:name="Table4.B10" style:family="table-cell">
      <style:table-cell-properties style:vertical-align="middle" fo:padding="0.0382in" fo:border="none"/>
    </style:style>
    <style:style style:name="Table4.C10" style:family="table-cell">
      <style:table-cell-properties style:vertical-align="middle" fo:padding="0.0382in" fo:border="none"/>
    </style:style>
    <style:style style:name="Table4.D10" style:family="table-cell">
      <style:table-cell-properties style:vertical-align="middle" fo:padding="0.0382in" fo:border="none"/>
    </style:style>
    <style:style style:name="Table4.E10" style:family="table-cell">
      <style:table-cell-properties style:vertical-align="middle" fo:padding="0.0382in" fo:border="none"/>
    </style:style>
    <style:style style:name="Table4.F10" style:family="table-cell">
      <style:table-cell-properties style:vertical-align="middle" fo:padding="0.0382in" fo:border="none"/>
    </style:style>
    <style:style style:name="Table4.A11" style:family="table-cell">
      <style:table-cell-properties style:vertical-align="middle" fo:padding="0.0382in" fo:border="none"/>
    </style:style>
    <style:style style:name="Table4.B11" style:family="table-cell">
      <style:table-cell-properties style:vertical-align="middle" fo:padding="0.0382in" fo:border="none"/>
    </style:style>
    <style:style style:name="Table4.C11" style:family="table-cell">
      <style:table-cell-properties style:vertical-align="middle" fo:padding="0.0382in" fo:border="none"/>
    </style:style>
    <style:style style:name="Table4.D11" style:family="table-cell">
      <style:table-cell-properties style:vertical-align="middle" fo:padding="0.0382in" fo:border="none"/>
    </style:style>
    <style:style style:name="Table4.E11" style:family="table-cell">
      <style:table-cell-properties style:vertical-align="middle" fo:padding="0.0382in" fo:border="none"/>
    </style:style>
    <style:style style:name="Table4.F11" style:family="table-cell">
      <style:table-cell-properties style:vertical-align="middle" fo:padding="0.0382in" fo:border="none"/>
    </style:style>
    <style:style style:name="Table4.A12" style:family="table-cell">
      <style:table-cell-properties style:vertical-align="middle" fo:padding="0.0382in" fo:border="none"/>
    </style:style>
    <style:style style:name="Table4.B12" style:family="table-cell">
      <style:table-cell-properties style:vertical-align="middle" fo:padding="0.0382in" fo:border="none"/>
    </style:style>
    <style:style style:name="Table4.C12" style:family="table-cell">
      <style:table-cell-properties style:vertical-align="middle" fo:padding="0.0382in" fo:border="none"/>
    </style:style>
    <style:style style:name="Table4.D12" style:family="table-cell">
      <style:table-cell-properties style:vertical-align="middle" fo:padding="0.0382in" fo:border="none"/>
    </style:style>
    <style:style style:name="Table4.E12" style:family="table-cell">
      <style:table-cell-properties style:vertical-align="middle" fo:padding="0.0382in" fo:border="none"/>
    </style:style>
    <style:style style:name="Table4.F12" style:family="table-cell">
      <style:table-cell-properties style:vertical-align="middle" fo:padding="0.0382in" fo:border="none"/>
    </style:style>
    <style:style style:name="Table4.13" style:family="table-row">
      <style:table-row-properties style:min-row-height="0.1694in"/>
    </style:style>
    <style:style style:name="Table4.A13" style:family="table-cell">
      <style:table-cell-properties style:vertical-align="middle" fo:padding="0.0382in" fo:border="none"/>
    </style:style>
    <style:style style:name="Table4.B13" style:family="table-cell">
      <style:table-cell-properties style:vertical-align="middle" fo:padding="0.0382in" fo:border="none"/>
    </style:style>
    <style:style style:name="Table4.C13" style:family="table-cell">
      <style:table-cell-properties style:vertical-align="middle" fo:padding="0.0382in" fo:border="none"/>
    </style:style>
    <style:style style:name="Table4.D13" style:family="table-cell">
      <style:table-cell-properties style:vertical-align="middle" fo:padding="0.0382in" fo:border="none"/>
    </style:style>
    <style:style style:name="Table4.E13" style:family="table-cell">
      <style:table-cell-properties style:vertical-align="middle" fo:background-color="#d3d3d3" fo:padding="0.0382in" fo:border="none">
        <style:background-image/>
      </style:table-cell-properties>
    </style:style>
    <style:style style:name="Table4.A14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5" style:family="table">
      <style:table-properties style:width="5.8917in" fo:margin-left="0.5938in" table:align="left"/>
    </style:style>
    <style:style style:name="Table5.A" style:family="table-column">
      <style:table-column-properties style:column-width="5.8917in"/>
    </style:style>
    <style:style style:name="Table5.A1" style:family="table-cell">
      <style:table-cell-properties fo:padding="0.0382in" fo:border="0.5pt solid #000000"/>
    </style:style>
    <style:style style:name="Table10" style:family="table">
      <style:table-properties style:width="5.9146in" fo:margin-left="0.5639in" table:align="left"/>
    </style:style>
    <style:style style:name="Table10.A" style:family="table-column">
      <style:table-column-properties style:column-width="5.9146in"/>
    </style:style>
    <style:style style:name="Table10.A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2.3681in" fo:margin-left="4.7208in" table:align="left"/>
    </style:style>
    <style:style style:name="Table11.A" style:family="table-column">
      <style:table-column-properties style:column-width="2.3681in"/>
    </style:style>
    <style:style style:name="Table11.A1" style:family="table-cell">
      <style:table-cell-properties fo:padding="0.0382in" fo:border="none"/>
    </style:style>
    <style:style style:name="P1" style:family="paragraph" style:parent-style-name="Standard">
      <style:paragraph-properties style:shadow="none">
        <style:tab-stops/>
      </style:paragraph-properties>
      <style:text-properties officeooo:paragraph-rsid="000890ec"/>
    </style:style>
    <style:style style:name="P2" style:family="paragraph" style:parent-style-name="Table_20_Contents">
      <style:paragraph-properties fo:text-align="center" style:justify-single-word="false"/>
      <style:text-properties style:font-name="Bahnschrift" fo:font-size="9.5pt" style:text-underline-style="solid" style:text-underline-width="auto" style:text-underline-color="font-color" fo:font-weight="bold" officeooo:rsid="000890ec" officeooo:paragraph-rsid="000890ec" style:font-size-asian="9.5pt" style:font-weight-asian="bold" style:font-size-complex="9.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Bahnschrift" fo:font-size="8pt" officeooo:rsid="000890ec" officeooo:paragraph-rsid="000890ec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Bahnschrift" fo:font-size="8pt" fo:font-weight="normal" officeooo:rsid="001af2b0" officeooo:paragraph-rsid="000890ec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Bahnschrift" fo:font-size="7pt" officeooo:rsid="000890ec" officeooo:paragraph-rsid="000890ec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style:font-name="Bahnschrift" fo:font-size="7pt" officeooo:rsid="0009a498" officeooo:paragraph-rsid="0009a498" style:font-size-asian="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style:font-name="Bahnschrift" fo:font-size="7pt" style:font-size-asian="7pt" style:font-size-complex="7pt"/>
    </style:style>
    <style:style style:name="P8" style:family="paragraph" style:parent-style-name="Table_20_Contents">
      <style:paragraph-properties fo:text-align="start" style:justify-single-word="false"/>
      <style:text-properties style:font-name="Bahnschrift" fo:font-size="7pt" officeooo:paragraph-rsid="0009a498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Bahnschrift" fo:font-size="7pt" officeooo:paragraph-rsid="00237058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11" style:family="paragraph" style:parent-style-name="Table_20_Contents">
      <style:text-properties style:font-name="Bahnschrift" fo:font-size="7pt" style:font-size-asian="7pt" style:font-size-complex="7pt"/>
    </style:style>
    <style:style style:name="P12" style:family="paragraph" style:parent-style-name="Table_20_Contents">
      <style:paragraph-properties fo:text-align="justify" style:justify-single-word="false"/>
      <style:text-properties style:font-name="Bahnschrift" fo:font-size="7pt" officeooo:paragraph-rsid="0032e117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0b00c0" officeooo:paragraph-rsid="000b00c0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Bahnschrift" fo:font-size="7pt" fo:font-weight="bold" officeooo:rsid="000b00c0" officeooo:paragraph-rsid="000b00c0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Bahnschrift" fo:font-size="7pt" fo:font-weight="bold" officeooo:rsid="000b00c0" officeooo:paragraph-rsid="002f9968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Bahnschrift" fo:font-size="7pt" style:font-size-asian="7pt" style:font-size-complex="7pt"/>
    </style:style>
    <style:style style:name="P17" style:family="paragraph" style:parent-style-name="Table_20_Main_20_Content_20_Left">
      <style:paragraph-properties fo:text-align="start" style:justify-single-word="false"/>
      <style:text-properties officeooo:paragraph-rsid="000b3541"/>
    </style:style>
    <style:style style:name="P18" style:family="paragraph" style:parent-style-name="Table_20_Contents">
      <style:paragraph-properties fo:text-align="start" style:justify-single-word="false"/>
      <style:text-properties officeooo:paragraph-rsid="00331a70"/>
    </style:style>
    <style:style style:name="P1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48145d" officeooo:paragraph-rsid="001b65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7ce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534734" officeooo:paragraph-rsid="00534734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48145d" officeooo:paragraph-rsid="0051991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font-name="Bahnschrift" fo:font-size="7pt" officeooo:rsid="0051991f" officeooo:paragraph-rsid="0051991f" style:font-size-asian="7pt" style:font-size-complex="7pt"/>
    </style:style>
    <style:style style:name="P24" style:family="paragraph" style:parent-style-name="Table_20_Contents">
      <style:paragraph-properties fo:text-align="start" style:justify-single-word="false"/>
      <style:text-properties style:font-name="Bahnschrift" fo:font-size="7pt" fo:font-weight="normal" officeooo:rsid="00534734" officeooo:paragraph-rsid="00beea8e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51991f" officeooo:paragraph-rsid="0051991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6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7cee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bold" officeooo:paragraph-rsid="0017cee5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19780c" officeooo:paragraph-rsid="0019780c" style:font-size-asian="7pt" style:font-weight-asian="bold" style:font-size-complex="7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bold" officeooo:rsid="00938917" officeooo:paragraph-rsid="0084c29b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font-name="Bahnschrift" fo:font-size="7pt" style:text-underline-style="solid" style:text-underline-width="auto" style:text-underline-color="font-color" fo:font-weight="bold" officeooo:rsid="00267e66" officeooo:paragraph-rsid="00267e66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Bahnschrift" fo:font-size="7pt" style:text-underline-style="solid" style:text-underline-width="auto" style:text-underline-color="font-color" fo:font-weight="bold" officeooo:rsid="00788d88" officeooo:paragraph-rsid="00788d88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b7b862" officeooo:paragraph-rsid="00b7b862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afc162" officeooo:paragraph-rsid="00afc162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Bahnschrift" fo:font-size="7pt" officeooo:rsid="00afc162" officeooo:paragraph-rsid="00afc162" style:font-size-asian="7pt" style:font-size-complex="7pt"/>
    </style:style>
    <style:style style:name="P35" style:family="paragraph" style:parent-style-name="Table_20_Contents">
      <style:paragraph-properties fo:text-align="end" style:justify-single-word="false"/>
      <style:text-properties style:font-name="Bahnschrift" fo:font-size="7pt" style:text-underline-style="none" fo:font-weight="normal" officeooo:rsid="00788d88" officeooo:paragraph-rsid="00788d88" style:font-size-asian="7pt" style:font-weight-asian="normal" style:font-size-complex="7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Bahnschrift" fo:font-size="7pt" officeooo:paragraph-rsid="0078ff13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Bahnschrift" fo:font-size="7pt" fo:font-weight="bold" officeooo:rsid="00b703a4" officeooo:paragraph-rsid="00b703a4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Bahnschrift" fo:font-size="7pt" officeooo:rsid="0078ff13" officeooo:paragraph-rsid="0078ff13" style:font-size-asian="7pt" style:font-size-complex="7pt"/>
    </style:style>
    <style:style style:name="P39" style:family="paragraph" style:parent-style-name="Text_20_body">
      <style:text-properties officeooo:paragraph-rsid="000890ec"/>
    </style:style>
    <style:style style:name="T1" style:family="text">
      <style:text-properties fo:font-family="Arial" style:font-family-generic="swiss" style:font-pitch="variable" fo:font-size="6pt" officeooo:rsid="00d2f3b4" style:font-size-asian="6pt" style:font-size-complex="6pt"/>
    </style:style>
    <style:style style:name="T2" style:family="text">
      <style:text-properties fo:font-weight="normal" officeooo:rsid="001af2b0" style:font-weight-asian="normal" style:font-weight-complex="normal"/>
    </style:style>
    <style:style style:name="T3" style:family="text">
      <style:text-properties officeooo:rsid="00b703a4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37058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218ab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6" style:family="text">
      <style:text-properties fo:font-size="7pt" officeooo:rsid="006e5eab" style:font-size-asian="7pt" style:font-size-complex="7pt"/>
    </style:style>
    <style:style style:name="T7" style:family="text">
      <style:text-properties fo:font-size="7pt" officeooo:rsid="0193fe4d" style:font-size-asian="7pt" style:font-size-complex="7pt"/>
    </style:style>
    <style:style style:name="T8" style:family="text">
      <style:text-properties fo:font-size="7pt" officeooo:rsid="00beea8e" style:font-size-asian="7pt" style:font-size-complex="7pt"/>
    </style:style>
    <style:style style:name="T9" style:family="text">
      <style:text-properties officeooo:rsid="00545f27"/>
    </style:style>
    <style:style style:name="T10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dca172" style:font-style-asian="normal" style:font-style-complex="normal" style:text-overline-style="none" style:text-overline-color="font-color"/>
    </style:style>
    <style:style style:name="T11" style:family="text">
      <style:text-properties style:font-name="Liberation Sans" fo:font-size="4pt" officeooo:rsid="00beea8e" style:font-size-asian="4pt" style:font-size-complex="4pt"/>
    </style:style>
    <style:style style:name="T12" style:family="text">
      <style:text-properties officeooo:rsid="0037c919"/>
    </style:style>
    <style:style style:name="T13" style:family="text">
      <style:text-properties officeooo:rsid="001b65d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font-style-asian="normal" style:font-style-complex="normal" style:text-overline-style="none" style:text-overline-color="font-color"/>
    </style:style>
    <style:style style:name="T16" style:family="text">
      <style:text-properties fo:font-family="Arial" style:font-family-generic="swiss" style:font-pitch="variable" fo:font-size="6pt" officeooo:rsid="017976c3" style:font-size-asian="6pt" style:font-size-complex="6pt"/>
    </style:style>
    <style:style style:name="T17" style:family="text">
      <style:text-properties fo:font-family="Arial" style:font-family-generic="swiss" style:font-pitch="variable" fo:font-size="6pt" officeooo:rsid="00729b09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_name" text:name="py3o.o.name"/>
        <text:user-field-decl office:value-type="string" office:string-value="o_kepada" text:name="py3o.o.kepada"/>
        <text:user-field-decl office:value-type="string" office:string-value="o_pengirim" text:name="py3o.o.pengirim"/>
        <text:user-field-decl office:value-type="string" office:string-value="o_tanggal_pengajuan" text:name="py3o.o.tanggal_pengajuan"/>
        <text:user-field-decl office:value-type="string" office:string-value="o_perihal" text:name="py3o.o.perihal"/>
        <text:user-field-decl office:value-type="string" office:string-value="o_kata_pengantar" text:name="py3o.o.kata_pengantar"/>
        <text:user-field-decl office:value-type="string" office:string-value="o_branch" text:name="py3o.o.branch_id"/>
        <text:user-field-decl office:value-type="string" office:string-value="l_kkhc" text:name="py3o.l.kkhc_id"/>
        <text:user-field-decl office:value-type="string" office:string-value="l_branch" text:name="py3o.l.branch_id"/>
        <text:user-field-decl office:value-type="string" office:string-value="l_kode_anggaran" text:name="py3o.l.kode_anggaran_id.kode_anggaran"/>
        <text:user-field-decl office:value-type="string" office:string-value="l_account_code" text:name="py3o.l.account_code_id"/>
        <text:user-field-decl office:value-type="string" office:string-value="l_account_code" text:name="py3o.l.account_code_id.code"/>
        <text:user-field-decl office:value-type="string" office:string-value="l_uraian" text:name="py3o.l.uraian"/>
        <text:user-field-decl office:value-type="string" office:string-value="l_jumlah_biaya" text:name="py3o.l.jumlah_biaya"/>
        <text:user-field-decl office:value-type="string" office:string-value="l_branch" text:name="py3o.l.branch_id.name"/>
        <text:user-field-decl office:value-type="string" office:string-value="l_kkhc" text:name="py3o.l.kkhc_id.name"/>
        <text:user-field-decl office:value-type="string" office:string-value="o_disposisi" text:name="py3o.o.disposisi"/>
        <text:user-field-decl office:value-type="string" office:string-value="o_kepada_name" text:name="py3o.o.kepada_id.name"/>
        <text:user-field-decl office:value-type="string" office:string-value="o_pengirim_name" text:name="py3o.o.pengirim_id.name"/>
        <text:user-field-decl office:value-type="string" office:string-value="o_disposisi_pertama" text:name="py3o.o.disposisi_pertama"/>
        <text:user-field-decl office:value-type="string" office:string-value="o_disposisi_kedua" text:name="py3o.o.disposisi_kedua"/>
        <text:user-field-decl office:value-type="string" office:string-value="o_terbilang" text:name="py3o.o.terbilang"/>
      </text:user-field-decls>
      <text:p text:style-name="P1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2"/>
                  <text:p text:style-name="P2">NOTA DINAS</text:p>
                  <text:p text:style-name="P3">No. <text:span text:style-name="T2"><text:user-field-get text:name="py3o.o.name">o_name</text:user-field-get></text:span></text:p>
                  <text:p text:style-name="P4"/>
                </table:table-cell>
                <table:covered-table-cell/>
                <table:covered-table-cell/>
              </table:table-row>
              <table:table-row table:style-name="Table2.2">
                <table:table-cell table:style-name="Table2.A2" office:value-type="string">
                  <text:p text:style-name="P5">Kepada</text:p>
                  <text:p text:style-name="P5">Dari</text:p>
                  <text:p text:style-name="P5">Tanggal</text:p>
                  <text:p text:style-name="P6">Perihal</text:p>
                </table:table-cell>
                <table:table-cell table:style-name="Table2.B2" office:value-type="string">
                  <text:p text:style-name="P7">: <text:span text:style-name="T3">Direktur Keuangan</text:span></text:p>
                  <text:p text:style-name="P8">: <text:span text:style-name="T3">Direktur Operasional</text:span></text:p>
                  <text:p text:style-name="P9">: <text:span text:style-name="T4"><text:text-input text:description="py3o://function=&quot;str(o.tanggal_pengajuan)[8:10] + '-' + str(o.tanggal_pengajuan)[5:7] + '-' + str(o.tanggal_pengajuan)[0:4]&quot;">o_tanggal_pengajuan_formatted</text:text-input></text:span></text:p>
                  <text:p text:style-name="P7">: <text:user-field-get text:name="py3o.o.perihal">o_perihal</text:user-field-get></text:p>
                </table:table-cell>
                <table:table-cell table:style-name="Table2.C2" office:value-type="string">
                  <text:p text:style-name="P10"/>
                </table:table-cell>
              </table:table-row>
            </table:table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able:table table:name="Table7" table:style-name="Table7">
                    <table:table-column table:style-name="Table7.A"/>
                    <table:table-row>
                      <table:table-cell table:style-name="Table7.A1" office:value-type="string">
                        <text:p text:style-name="P11"/>
                      </table:table-cell>
                    </table:table-row>
                  </table:table>
                  <table:table table:name="Table8" table:style-name="Table8">
                    <table:table-column table:style-name="Table8.A"/>
                    <table:table-row>
                      <table:table-cell table:style-name="Table8.A1" office:value-type="string">
                        <text:p text:style-name="P12"><text:user-field-get text:name="py3o.o.kata_pengantar">o_kata_pengantar</text:user-field-get><text:s/></text:p>
                        <text:p text:style-name="P12"/>
                      </table:table-cell>
                    </table:table-row>
                  </table:table>
                  <text:p text:style-name="P11"/>
                  <text:p text:style-name="P11"/>
                  <text:p text:style-name="P11"/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row>
                <table:table-cell table:style-name="Table4.A1" office:value-type="string">
                  <text:p text:style-name="P13">No. KKHC</text:p>
                </table:table-cell>
                <table:table-cell table:style-name="Table4.A1" office:value-type="string">
                  <text:p text:style-name="P14">Cabang</text:p>
                </table:table-cell>
                <table:table-cell table:style-name="Table4.A1" office:value-type="string">
                  <text:p text:style-name="P14">Kode Anggaran</text:p>
                </table:table-cell>
                <table:table-cell table:style-name="Table4.A1" office:value-type="string">
                  <text:p text:style-name="P14">COA</text:p>
                </table:table-cell>
                <table:table-cell table:style-name="Table4.A1" office:value-type="string">
                  <text:p text:style-name="P13">Uraian Kegiatan</text:p>
                </table:table-cell>
                <table:table-cell table:style-name="Table4.A1" office:value-type="string">
                  <text:p text:style-name="P15">Jumlah</text:p>
                </table:table-cell>
              </table:table-row>
              <table:table-row>
                <table:table-cell table:style-name="Table4.A2" office:value-type="string">
                  <text:p text:style-name="P16"/>
                </table:table-cell>
                <table:table-cell table:style-name="Table4.B2" office:value-type="string">
                  <text:p text:style-name="P16"/>
                </table:table-cell>
                <table:table-cell table:style-name="Table4.C2" office:value-type="string">
                  <text:p text:style-name="P17"><text:a xlink:type="simple" xlink:href="py3o://for=%22%22i,%20l%20in%20enumerate(o.monitored_kkhc_ids)%22" text:style-name="Internet_20_link" text:visited-style-name="Visited_20_Internet_20_Link"><text:span text:style-name="T5">for=""i, l in enumerate(o.monitored_kkhc_ids)"</text:span></text:a></text:p>
                </table:table-cell>
                <table:table-cell table:style-name="Table4.D2" office:value-type="string">
                  <text:p text:style-name="P16"/>
                </table:table-cell>
                <table:table-cell table:style-name="Table4.E2" office:value-type="string">
                  <text:p text:style-name="P16"/>
                </table:table-cell>
                <table:table-cell table:style-name="Table4.F2" office:value-type="string">
                  <text:p text:style-name="P16"/>
                </table:table-cell>
              </table:table-row>
              <table:table-row>
                <table:table-cell table:style-name="Table4.A2" office:value-type="string">
                  <text:p text:style-name="P16"/>
                </table:table-cell>
                <table:table-cell table:style-name="Table4.B2" office:value-type="string">
                  <text:p text:style-name="P16"/>
                </table:table-cell>
                <table:table-cell table:style-name="Table4.C3" office:value-type="string">
                  <text:p text:style-name="P18"><text:a xlink:type="simple" xlink:href="py3o://if=%22i%20%3C%20len(o.monitored_kkhc_ids)%20-%201%20and%20l.kkhc_id.name%20==%20o.monitored_kkhc_ids[i-1].kkhc_id.name%22" text:style-name="Internet_20_link" text:visited-style-name="Visited_20_Internet_20_Link"><text:span text:style-name="T6">if="i &lt; len(o.monitored_kkhc_ids) - 1 and l.kkhc_id.name == o.monitored_kkhc_ids[i-1].kkhc_id.name"</text:span></text:a></text:p>
                </table:table-cell>
                <table:table-cell table:style-name="Table4.D2" office:value-type="string">
                  <text:p text:style-name="P16"/>
                </table:table-cell>
                <table:table-cell table:style-name="Table4.E3" office:value-type="string">
                  <text:p text:style-name="P16"/>
                </table:table-cell>
                <table:table-cell table:style-name="Table4.F3" office:value-type="string">
                  <text:p text:style-name="P16"/>
                </table:table-cell>
              </table:table-row>
              <table:table-row>
                <table:table-cell table:style-name="Table4.A2" office:value-type="string">
                  <text:p text:style-name="P16"/>
                </table:table-cell>
                <table:table-cell table:style-name="Table4.B2" office:value-type="string">
                  <text:p text:style-name="P16"/>
                </table:table-cell>
                <table:table-cell table:style-name="Table4.C4" office:value-type="string">
                  <text:p text:style-name="P16"><text:user-field-get text:name="py3o.l.kode_anggaran_id.kode_anggaran">l_kode_anggaran</text:user-field-get></text:p>
                </table:table-cell>
                <table:table-cell table:style-name="Table4.D2" office:value-type="string">
                  <text:p text:style-name="P16"><text:user-field-get text:name="py3o.l.account_code_id.code">l_account_code</text:user-field-get></text:p>
                </table:table-cell>
                <table:table-cell table:style-name="Table4.E4" office:value-type="string">
                  <text:p text:style-name="P7"><text:user-field-get text:name="py3o.l.uraian">l_uraian</text:user-field-get></text:p>
                </table:table-cell>
                <table:table-cell table:style-name="Table4.F4" office:value-type="string">
                  <text:p text:style-name="P19"><text:text-input text:description="py3o://function=&quot;'{:,.0f}'.format(l.nominal_final)&quot;">l_nominal_final</text:text-input></text:p>
                </table:table-cell>
              </table:table-row>
              <table:table-row>
                <table:table-cell table:style-name="Table4.A2" office:value-type="string">
                  <text:p text:style-name="P16"/>
                </table:table-cell>
                <table:table-cell table:style-name="Table4.B2" office:value-type="string">
                  <text:p text:style-name="P16"/>
                </table:table-cell>
                <table:table-cell table:style-name="Table4.C4" office:value-type="string">
                  <text:p text:style-name="P20"><text:a xlink:type="simple" xlink:href="py3o:///if" text:style-name="Internet_20_link" text:visited-style-name="Visited_20_Internet_20_Link"><text:span text:style-name="T7">/if</text:span></text:a></text:p>
                </table:table-cell>
                <table:table-cell table:style-name="Table4.D2" office:value-type="string">
                  <text:p text:style-name="P16"/>
                </table:table-cell>
                <table:table-cell table:style-name="Table4.E4" office:value-type="string">
                  <text:p text:style-name="P7"/>
                </table:table-cell>
                <table:table-cell table:style-name="Table4.F4" office:value-type="string">
                  <text:p text:style-name="P19"/>
                </table:table-cell>
              </table:table-row>
              <table:table-row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18"><text:a xlink:type="simple" xlink:href="py3o://if=%22i%20%3C%20len(o.monitored_kkhc_ids)%20-%201%20and%20l.branch_id%20!=%20o.monitored_kkhc_ids[i+1].branch_id%22" text:style-name="Internet_20_link" text:visited-style-name="Visited_20_Internet_20_Link"><text:span text:style-name="T8">if="i &lt; len(o.monitored_kkhc_ids) - 1 and l.branch_id != o.monitored_kkhc_ids[i+1].branch_id"</text:span></text:a></text:p>
                </table:table-cell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21"/>
                </table:table-cell>
                <table:table-cell table:style-name="Table4.A6" office:value-type="string">
                  <text:p text:style-name="P22"/>
                </table:table-cell>
              </table:table-row>
              <table:table-row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23"/>
                </table:table-cell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24">Subto<text:span text:style-name="T9">tal </text:span><text:span text:style-name="T10"><text:text-input text:description="py3o://function=&quot;l.branch_id.name.capitalize()&quot;">l_branch</text:text-input></text:span></text:p>
                </table:table-cell>
                <table:table-cell table:style-name="Table4.A6" office:value-type="string">
                  <text:p text:style-name="P25"><text:text-input text:description="py3o://function=&quot;'{:,.0f}'.format(l.total_per_cabang)&quot;">l_total_per_cabang</text:text-input></text:p>
                </table:table-cell>
              </table:table-row>
              <table:table-row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20"><text:a xlink:type="simple" xlink:href="py3o:///if" text:style-name="Internet_20_link" text:visited-style-name="Visited_20_Internet_20_Link"><text:span text:style-name="T7">/if</text:span></text:a></text:p>
                </table:table-cell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21"/>
                </table:table-cell>
                <table:table-cell table:style-name="Table4.A6" office:value-type="string">
                  <text:p text:style-name="P22"/>
                </table:table-cell>
              </table:table-row>
              <table:table-row>
                <table:table-cell table:style-name="Table4.A2" office:value-type="string">
                  <text:p text:style-name="P16"/>
                </table:table-cell>
                <table:table-cell table:style-name="Table4.B2" office:value-type="string">
                  <text:p text:style-name="P16"/>
                </table:table-cell>
                <table:table-cell table:style-name="Table4.C9" office:value-type="string">
                  <text:p text:style-name="P18"><text:a xlink:type="simple" xlink:href="py3o://if=%22i%20==%20len(o.monitored_kkhc_ids)%20-%201%20or%20l.kkhc_id.name%20!=%20o.monitored_kkhc_ids[i-1].kkhc_id.name%20and%20i%20!=%20len(o.monitored_kkhc_ids)%22" text:style-name="Internet_20_link" text:visited-style-name="Visited_20_Internet_20_Link"><text:span text:style-name="T11">if="i == len(o.monitored_kkhc_ids) - 1 or l.kkhc_id.name != o.monitored_kkhc_ids[i-1].kkhc_id.name and i != len(o.monitored_kkhc_ids)"</text:span></text:a></text:p>
                </table:table-cell>
                <table:table-cell table:style-name="Table4.D2" office:value-type="string">
                  <text:p text:style-name="P16"/>
                </table:table-cell>
                <table:table-cell table:style-name="Table4.E9" office:value-type="string">
                  <text:p text:style-name="P16"/>
                </table:table-cell>
                <table:table-cell table:style-name="Table4.F9" office:value-type="string">
                  <text:p text:style-name="P16"/>
                </table:table-cell>
              </table:table-row>
              <table:table-row>
                <table:table-cell table:style-name="Table4.A2" office:value-type="string">
                  <text:p text:style-name="P7"><text:user-field-get text:name="py3o.l.kkhc_id.name">l_kkhc</text:user-field-get></text:p>
                </table:table-cell>
                <table:table-cell table:style-name="Table4.B2" office:value-type="string">
                  <text:p text:style-name="P16"><text:user-field-get text:name="py3o.l.branch_id.name">l_branch</text:user-field-get></text:p>
                </table:table-cell>
                <table:table-cell table:style-name="Table4.C10" office:value-type="string">
                  <text:p text:style-name="P16"><text:user-field-get text:name="py3o.l.kode_anggaran_id.kode_anggaran">l_kode_anggaran</text:user-field-get></text:p>
                </table:table-cell>
                <table:table-cell table:style-name="Table4.D2" office:value-type="string">
                  <text:p text:style-name="P16"><text:user-field-get text:name="py3o.l.account_code_id.code">l_account_code</text:user-field-get></text:p>
                </table:table-cell>
                <table:table-cell table:style-name="Table4.E10" office:value-type="string">
                  <text:p text:style-name="P7"><text:user-field-get text:name="py3o.l.uraian">l_uraian</text:user-field-get></text:p>
                </table:table-cell>
                <table:table-cell table:style-name="Table4.F10" office:value-type="string">
                  <text:p text:style-name="P19"><text:text-input text:description="py3o://function=&quot;'{:,.0f}'.format(l.nominal_final)&quot;">l_nominal_final</text:text-input></text:p>
                </table:table-cell>
              </table:table-row>
              <table:table-row>
                <table:table-cell table:style-name="Table4.A2" office:value-type="string">
                  <text:p text:style-name="P16"/>
                </table:table-cell>
                <table:table-cell table:style-name="Table4.B2" office:value-type="string">
                  <text:p text:style-name="P16"/>
                </table:table-cell>
                <table:table-cell table:style-name="Table4.C11" office:value-type="string">
                  <text:p text:style-name="P20"><text:a xlink:type="simple" xlink:href="py3o:///if" text:style-name="Internet_20_link" text:visited-style-name="Visited_20_Internet_20_Link"><text:span text:style-name="T7">/if</text:span></text:a></text:p>
                </table:table-cell>
                <table:table-cell table:style-name="Table4.D2" office:value-type="string">
                  <text:p text:style-name="P16"/>
                </table:table-cell>
                <table:table-cell table:style-name="Table4.E11" office:value-type="string">
                  <text:p text:style-name="P16"/>
                </table:table-cell>
                <table:table-cell table:style-name="Table4.F11" office:value-type="string">
                  <text:p text:style-name="P16"/>
                </table:table-cell>
              </table:table-row>
              <table:table-row>
                <table:table-cell table:style-name="Table4.A12" office:value-type="string">
                  <text:p text:style-name="P16"/>
                </table:table-cell>
                <table:table-cell table:style-name="Table4.B12" office:value-type="string">
                  <text:p text:style-name="P16"/>
                </table:table-cell>
                <table:table-cell table:style-name="Table4.C12" office:value-type="string">
                  <text:p text:style-name="P26"><text:a xlink:type="simple" xlink:href="py3o:///for" text:style-name="Internet_20_link" text:visited-style-name="Visited_20_Internet_20_Link"><text:span text:style-name="T7">/for</text:span></text:a></text:p>
                </table:table-cell>
                <table:table-cell table:style-name="Table4.D12" office:value-type="string">
                  <text:p text:style-name="P16"/>
                </table:table-cell>
                <table:table-cell table:style-name="Table4.E12" office:value-type="string">
                  <text:p text:style-name="P16"/>
                </table:table-cell>
                <table:table-cell table:style-name="Table4.F12" office:value-type="string">
                  <text:p text:style-name="P16"/>
                </table:table-cell>
              </table:table-row>
              <table:table-row table:style-name="Table4.13">
                <table:table-cell table:style-name="Table4.A13" office:value-type="string">
                  <text:p text:style-name="P16"/>
                </table:table-cell>
                <table:table-cell table:style-name="Table4.B13" office:value-type="string">
                  <text:p text:style-name="P16"/>
                </table:table-cell>
                <table:table-cell table:style-name="Table4.C13" office:value-type="string">
                  <text:p text:style-name="P27"/>
                </table:table-cell>
                <table:table-cell table:style-name="Table4.D13" office:value-type="string">
                  <text:p text:style-name="P16"/>
                </table:table-cell>
                <table:table-cell table:style-name="Table4.E13" office:value-type="string">
                  <text:p text:style-name="P28">Total <text:span text:style-name="T12">KKHC</text:span></text:p>
                </table:table-cell>
                <table:table-cell table:style-name="Table4.E13" office:value-type="string">
                  <text:p text:style-name="P29"><text:span text:style-name="T13">Rp</text:span><text:span text:style-name="T13"><text:text-input text:description="py3o://function=&quot;'{:,.0f}'.format(o.amount_total_jumlah_biaya)&quot;">o_amount_total_jumlah_biaya</text:text-input></text:span></text:p>
                </table:table-cell>
              </table:table-row>
              <table:table-row table:style-name="Table4.13">
                <table:table-cell table:style-name="Table4.A14" table:number-columns-spanned="6" office:value-type="string">
                  <text:p text:style-name="P30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13">
                <table:table-cell table:style-name="Table4.A14" table:number-columns-spanned="6" office:value-type="string">
                  <text:p text:style-name="P31"/>
                  <table:table table:name="Table5" table:style-name="Table5">
                    <table:table-column table:style-name="Table5.A"/>
                    <table:table-row>
                      <table:table-cell table:style-name="Table5.A1" office:value-type="string">
                        <text:p text:style-name="P32">Terbilang: <text:span text:style-name="T14"><text:user-field-get text:name="py3o.o.terbilang">o_terbilang</text:user-field-get></text:span></text:p>
                      </table:table-cell>
                    </table:table-row>
                  </table:table>
                  <text:p text:style-name="P31"/>
                  <text:p text:style-name="P31">Disposisi</text:p>
                  <text:p text:style-name="P31"/>
                  <table:table table:name="Table10" table:style-name="Table10">
                    <table:table-column table:style-name="Table10.A"/>
                    <table:table-row>
                      <table:table-cell table:style-name="Table10.A1" office:value-type="string">
                        <text:p text:style-name="P33">Disposisi Dir Ops:</text:p>
                        <text:p text:style-name="P34"><text:user-field-get text:name="py3o.o.disposisi_pertama">o_disposisi_pertama</text:user-field-get></text:p>
                      </table:table-cell>
                    </table:table-row>
                    <table:table-row>
                      <table:table-cell table:style-name="Table10.A2" office:value-type="string">
                        <text:p text:style-name="P33">Disposisi Dir Keu:</text:p>
                        <text:p text:style-name="P34"><text:user-field-get text:name="py3o.o.disposisi_kedua">o_disposisi_kedua</text:user-field-get></text:p>
                      </table:table-cell>
                    </table:table-row>
                  </table:table>
                  <text:p text:style-name="P31"/>
                  <text:p text:style-name="P31"><text:soft-page-break/></text:p>
                  <text:p text:style-name="P31"/>
                  <text:p text:style-name="P35">Jakarta, <text:span text:style-name="T15"><text:text-input text:description="py3o://function=&quot;o._get_current_time()&quot;">o_get_curr_time</text:text-input></text:span><text:s text:c="26"/></text:p>
                  <table:table table:name="Table11" table:style-name="Table11">
                    <table:table-column table:style-name="Table11.A"/>
                    <table:table-row>
                      <table:table-cell table:style-name="Table11.A1" office:value-type="string">
                        <text:p text:style-name="P36"/>
                      </table:table-cell>
                    </table:table-row>
                    <table:table-row>
                      <table:table-cell table:style-name="Table11.A1" office:value-type="string">
                        <text:p text:style-name="P36"/>
                      </table:table-cell>
                    </table:table-row>
                    <table:table-row>
                      <table:table-cell table:style-name="Table11.A1" office:value-type="string">
                        <text:p text:style-name="P36"/>
                      </table:table-cell>
                    </table:table-row>
                    <table:table-row>
                      <table:table-cell table:style-name="Table11.A1" office:value-type="string">
                        <text:p text:style-name="P37">TOHARUDIN</text:p>
                        <text:p text:style-name="P38">[ Direktur <text:span text:style-name="T3">Keuangan</text:span> ]</text:p>
                      </table:table-cell>
                    </table:table-row>
                  </table:table>
                  <text:p text:style-name="P31"/>
                  <text:p text:style-name="P31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39"><text:a xlink:type="simple" xlink:href="py3o:///for" text:style-name="Internet_20_link" text:visited-style-name="Visited_20_Internet_20_Link"><text:span text:style-name="T16">/for</text:span></text:a></text:p>
      <text:p text:style-name="P39"><text:span text:style-name="T1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9" style:family="table">
      <style:table-properties style:width="7.225in" fo:margin-left="-0.2813in" table:align="left"/>
    </style:style>
    <style:style style:name="Table9.A" style:family="table-column">
      <style:table-column-properties style:column-width="2.5174in"/>
    </style:style>
    <style:style style:name="Table9.B" style:family="table-column">
      <style:table-column-properties style:column-width="2.2278in"/>
    </style:style>
    <style:style style:name="Table9.C" style:family="table-column">
      <style:table-column-properties style:column-width="2.4799in"/>
    </style:style>
    <style:style style:name="Table9.A1" style:family="table-cell">
      <style:table-cell-properties fo:padding="0.0382in" fo:border="none"/>
    </style:style>
    <style:style style:name="MP1" style:family="paragraph" style:parent-style-name="Table_20_Contents">
      <style:text-properties fo:font-size="6pt" style:font-size-asian="6pt" style:font-size-complex="6pt"/>
    </style:style>
    <style:style style:name="MP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Bahnschrift" fo:font-size="7pt" fo:font-weight="bold" officeooo:rsid="000b8350" officeooo:paragraph-rsid="00b8aa23" style:font-size-asian="7pt" style:font-weight-asian="bold" style:font-size-complex="7pt" style:font-weight-complex="bold"/>
    </style:style>
    <style:style style:name="MP3" style:family="paragraph" style:parent-style-name="Table_20_Contents">
      <style:paragraph-properties fo:text-align="justify" style:justify-single-word="false"/>
      <style:text-properties style:font-name="Bahnschrift" fo:font-size="6pt" officeooo:paragraph-rsid="00b8aa23" style:font-size-asian="6pt" style:font-size-complex="6pt"/>
    </style:style>
    <style:style style:name="MT1" style:family="text">
      <style:text-properties fo:font-variant="normal" fo:text-transform="none" fo:color="#000000" loext:opacity="100%" fo:font-family="Arial, sans-serif" fo:letter-spacing="normal" fo:font-style="normal" fo:font-weight="normal" officeooo:rsid="000b8350"/>
    </style:style>
    <style:style style:name="MT2" style:family="text">
      <style:text-properties fo:color="#000000" loext:opacity="100%" officeooo:rsid="000b83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201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" table:style-name="Table9">
          <table:table-column table:style-name="Table9.A"/>
          <table:table-column table:style-name="Table9.B"/>
          <table:table-column table:style-name="Table9.C"/>
          <table:table-row>
            <table:table-cell table:style-name="Table9.A1" office:value-type="string">
              <text:p text:style-name="MP1"/>
            </table:table-cell>
            <table:table-cell table:style-name="Table9.A1" office:value-type="string">
              <text:p text:style-name="MP1"/>
            </table:table-cell>
            <table:table-cell table:style-name="Table9.A1" office:value-type="string">
              <text:p text:style-name="MP1"/>
            </table:table-cell>
          </table:table-row>
          <table:table-row>
            <table:table-cell table:style-name="Table9.A1" office:value-type="string">
              <text:p text:style-name="MP1"><draw:frame draw:style-name="Mfr1" draw:name="Image1" text:anchor-type="char" svg:x="0.0028in" svg:y="-0.1374in" svg:width="0.7929in" svg:height="0.4665in" draw:z-index="1"><draw:image xlink:href="Pictures/10000001000003C5000001E5D28740F3.png" xlink:type="simple" xlink:show="embed" xlink:actuate="onLoad" draw:mime-type="image/png"/></draw:frame></text:p>
            </table:table-cell>
            <table:table-cell table:style-name="Table9.A1" office:value-type="string">
              <text:p text:style-name="MP1"/>
            </table:table-cell>
            <table:table-cell table:style-name="Table9.A1" office:value-type="string">
              <text:p text:style-name="MP1"/>
            </table:table-cell>
          </table:table-row>
          <table:table-row>
            <table:table-cell table:style-name="Table9.A1" office:value-type="string">
              <text:p text:style-name="MP2"/>
              <text:p text:style-name="MP2">PT ADHIGUNA PUTERA</text:p>
              <text:p text:style-name="MP3"><text:span text:style-name="MT1">Jl. Kartini VII No.2 10, RT.10/RW.4, Kartini, Kecamatan Sawah Besar, Kota Jakarta Pusat, Daerah Khusus Ibukota Jakarta</text:span><text:span text:style-name="MT2"> </text:span></text:p>
            </table:table-cell>
            <table:table-cell table:style-name="Table9.A1" office:value-type="string">
              <text:p text:style-name="MP1"/>
            </table:table-cell>
            <table:table-cell table:style-name="Table9.A1" office:value-type="string">
              <text:p text:style-name="MP1"><draw:frame draw:style-name="Mfr1" draw:name="Image2 Copy 1" text:anchor-type="char" svg:x="0.9346in" svg:y="0.3055in" svg:width="1.3689in" svg:height="0.3429in" draw:z-index="3"><draw:image xlink:href="Pictures/100000010000010F00000044DCBE6C6C.png" xlink:type="simple" xlink:show="embed" xlink:actuate="onLoad" draw:mime-type="image/png"/></draw:frame></text:p>
            </table:table-cell>
          </table:table-row>
        </table:table>
        <text:p text:style-name="Header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7T11:11:46.355000000</meta:creation-date>
    <dc:date>2025-05-14T16:38:47.037567000</dc:date>
    <meta:editing-duration>P2DT13H46M26S</meta:editing-duration>
    <meta:editing-cycles>120</meta:editing-cycles>
    <meta:generator>LibreOffice/25.2.1.2$MacOSX_AARCH64 LibreOffice_project/d3abf4aee5fd705e4a92bba33a32f40bc4e56f49</meta:generator>
    <meta:document-statistic meta:table-count="10" meta:image-count="2" meta:object-count="0" meta:page-count="2" meta:paragraph-count="52" meta:word-count="140" meta:character-count="1128" meta:non-whitespace-character-count="1027"/>
  </office:meta>
</office:document-meta>
</file>